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4c4c4c" draw:marker-start-width="0.276cm" draw:marker-end-width="0.276cm" draw:fill="solid" draw:fill-color="#0084d1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4c4c4c" draw:marker-start-width="0.276cm" draw:marker-end-width="0.276cm" draw:fill="hatch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4c4c4c" draw:marker-start-width="0.276cm" draw:marker-end-width="0.276cm" draw:fill="none" draw:fill-hatch-name="Black_20_45_20_Degrees" draw:fill-hatch-solid="fals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677cm" fo:min-width="0cm"/>
    </style:style>
    <style:style style:name="gr7" style:family="graphic" style:parent-style-name="standard">
      <style:graphic-properties svg:stroke-width="0.051cm" svg:stroke-color="#4c4c4c" draw:marker-start-width="0.276cm" draw:marker-end-width="0.276cm" draw:fill="solid" draw:fill-color="#b3b3b3" draw:fill-hatch-name="Black_20_-45_20_Degrees" draw:fill-hatch-solid="fals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draw:marker-start="Arrowheads_20_1" draw:marker-end="Arrowheads_20_1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6.485cm"/>
    </style:style>
    <style:style style:name="gr12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.607cm" fo:min-width="1.575cm"/>
    </style:style>
    <style:style style:name="gr13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.963cm" fo:min-width="1.992cm"/>
    </style:style>
    <style:style style:name="gr14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51cm" svg:stroke-color="#4c4c4c" draw:marker-start-width="0.276cm" draw:marker-end-width="0.276cm" draw:fill="hatch" draw:fill-hatch-name="Black_20_-45_20_Degrees" draw:fill-hatch-solid="fals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4c4c4c" draw:marker-start-width="0.276cm" draw:marker-end-width="0.276cm" draw:fill="solid" draw:fill-color="#333333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marker-start="" draw:marker-end="Arrowheads_20_1" draw:textarea-horizontal-align="center" draw:textarea-vertical-align="middle"/>
    </style:style>
    <style:style style:name="gr18" style:family="graphic" style:parent-style-name="standard">
      <style:graphic-properties svg:stroke-width="0.051cm" svg:stroke-color="#4c4c4c" draw:marker-start-width="0.276cm" draw:marker-end-width="0.276cm" draw:fill="solid" draw:fill-color="#333333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false" fo:min-height="0.607cm" fo:min-width="1.033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'Gill Sans'" style:font-family-generic="swiss" style:font-pitch="variable" fo:font-size="13pt" style:font-size-asian="14pt" style:font-size-complex="14pt"/>
    </style:style>
    <style:style style:name="P3" style:family="paragraph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P4" style:family="paragraph">
      <style:text-properties fo:font-family="'Gill Sans'" style:font-family-generic="swiss" style:font-pitch="variable" fo:font-style="italic" style:font-style-asian="italic" style:font-style-complex="italic"/>
    </style:style>
    <style:style style:name="P5" style:family="paragraph">
      <style:text-properties style:use-window-font-color="true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P6" style:family="paragraph">
      <style:paragraph-properties fo:text-align="center"/>
      <style:text-properties style:use-window-font-color="true" fo:font-family="'Gill Sans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8" style:family="paragraph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P9" style:family="paragraph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10" style:family="paragraph">
      <style:text-properties fo:color="#c5000b" fo:font-family="'Gill Sans'" style:font-family-generic="swiss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1" style:family="paragraph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P12" style:family="paragraph">
      <style:paragraph-properties fo:text-align="center"/>
      <style:text-properties style:use-window-font-color="true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font-family="'Gill Sans'" style:font-family-generic="swiss" style:font-pitch="variable" fo:font-size="13pt" style:font-size-asian="14pt" style:font-size-complex="14pt"/>
    </style:style>
    <style:style style:name="T2" style:family="text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T3" style:family="text">
      <style:text-properties fo:font-family="'Gill Sans'" style:font-family-generic="swiss" style:font-pitch="variable" fo:font-style="italic" style:font-style-asian="italic" style:font-style-complex="italic"/>
    </style:style>
    <style:style style:name="T4" style:family="text">
      <style:text-properties style:use-window-font-color="true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T7" style:family="text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color="#000000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6.96cm" svg:height="0.635cm" svg:x="7.9cm" svg:y="5.294cm">
          <text:p/>
        </draw:rect>
        <draw:rect draw:style-name="gr2" draw:text-style-name="P1" draw:layer="layout" svg:width="2.495cm" svg:height="0.635cm" svg:x="17.4cm" svg:y="5.294cm">
          <text:p/>
        </draw:rect>
        <draw:rect draw:style-name="gr3" draw:text-style-name="P1" draw:layer="layout" svg:width="1.905cm" svg:height="0.635cm" svg:x="5.97cm" svg:y="5.294cm">
          <text:p/>
        </draw:rect>
        <draw:frame draw:style-name="gr4" draw:text-style-name="P2" draw:layer="layout" svg:width="2.026cm" svg:height="0.78cm" svg:x="4.965cm" svg:y="6.272cm">
          <draw:text-box>
            <text:p><text:span text:style-name="T1">creation</text:span></text:p>
          </draw:text-box>
        </draw:frame>
        <draw:frame draw:style-name="gr5" draw:text-style-name="P3" draw:layer="layout" svg:width="2.267cm" svg:height="0.962cm" svg:x="13.715cm" svg:y="6.272cm">
          <draw:text-box>
            <text:p><text:span text:style-name="T2">last use</text:span></text:p>
          </draw:text-box>
        </draw:frame>
        <draw:frame draw:style-name="gr4" draw:text-style-name="P2" draw:layer="layout" svg:width="2.483cm" svg:height="0.78cm" svg:x="18.69cm" svg:y="6.272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127cm" svg:y="6.272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19.897cm" svg:y="5.294cm">
          <text:p/>
        </draw:rect>
        <draw:line draw:style-name="gr8" draw:text-style-name="P1" draw:layer="layout" svg:x1="5.97cm" svg:y1="4.975cm" svg:x2="5.97cm" svg:y2="6.347cm">
          <text:p/>
        </draw:line>
        <draw:line draw:style-name="gr8" draw:text-style-name="P1" draw:layer="layout" svg:x1="7.9cm" svg:y1="4.975cm" svg:x2="7.9cm" svg:y2="6.347cm">
          <text:p/>
        </draw:line>
        <draw:line draw:style-name="gr8" draw:text-style-name="P1" draw:layer="layout" svg:x1="14.82cm" svg:y1="4.975cm" svg:x2="14.82cm" svg:y2="6.347cm">
          <text:p/>
        </draw:line>
        <draw:line draw:style-name="gr8" draw:text-style-name="P1" draw:layer="layout" svg:x1="19.895cm" svg:y1="4.975cm" svg:x2="19.895cm" svg:y2="6.347cm">
          <text:p/>
        </draw:line>
        <draw:line draw:style-name="gr8" draw:text-style-name="P1" draw:layer="layout" svg:x1="22.435cm" svg:y1="4.975cm" svg:x2="22.435cm" svg:y2="6.347cm">
          <text:p/>
        </draw:line>
        <draw:frame draw:style-name="gr9" draw:text-style-name="P4" draw:layer="layout" svg:width="3.838cm" svg:height="0.971cm" svg:x="12.368cm" svg:y="1.27cm">
          <draw:text-box>
            <text:p><text:span text:style-name="T3">actual lifetime</text:span></text:p>
          </draw:text-box>
        </draw:frame>
        <draw:line draw:style-name="gr10" draw:text-style-name="P1" draw:layer="layout" svg:x1="6.299cm" svg:y1="2.248cm" svg:x2="22.936cm" svg:y2="2.248cm">
          <text:p/>
        </draw:line>
        <draw:line draw:style-name="gr10" draw:text-style-name="P1" draw:layer="layout" svg:x1="8.28cm" svg:y1="3.35cm" svg:x2="15.24cm" svg:y2="3.35cm">
          <text:p/>
        </draw:line>
        <draw:frame draw:style-name="gr11" draw:text-style-name="P4" draw:layer="layout" svg:width="6.985cm" svg:height="1.36cm" svg:x="10.16cm" svg:y="2.45cm">
          <draw:text-box>
            <text:p><text:span text:style-name="T3">natural lifetime</text:span></text:p>
          </draw:text-box>
        </draw:frame>
        <draw:frame draw:style-name="gr12" draw:text-style-name="P5" draw:layer="layout" svg:width="2.31cm" svg:height="0.857cm" svg:x="17.492cm" svg:y="4.525cm">
          <draw:text-box>
            <text:p><text:span text:style-name="T4">Finalizable</text:span></text:p>
          </draw:text-box>
        </draw:frame>
        <draw:frame draw:style-name="gr13" draw:text-style-name="P6" draw:layer="layout" svg:width="2.492cm" svg:height="1.301cm" svg:x="20.053cm" svg:y="4.081cm">
          <draw:text-box>
            <text:p text:style-name="P1"><text:span text:style-name="T4">Garbage</text:span></text:p>
            <text:p text:style-name="P1"><text:span text:style-name="T4">Collectible</text:span></text:p>
          </draw:text-box>
        </draw:frame>
        <draw:frame draw:style-name="gr14" draw:text-style-name="P7" draw:layer="layout" svg:width="2.377cm" svg:height="0.78cm" svg:x="6.73cm" svg:y="6.285cm">
          <draw:text-box>
            <text:p><text:span text:style-name="T5">first use</text:span></text:p>
          </draw:text-box>
        </draw:frame>
        <draw:rect draw:style-name="gr1" draw:text-style-name="P1" draw:layer="layout" svg:width="7.62cm" svg:height="0.635cm" svg:x="9.26cm" svg:y="11.43cm">
          <text:p/>
        </draw:rect>
        <draw:rect draw:style-name="gr2" draw:text-style-name="P1" draw:layer="layout" svg:width="3.175cm" svg:height="0.635cm" svg:x="16.88cm" svg:y="11.43cm">
          <text:p/>
        </draw:rect>
        <draw:rect draw:style-name="gr3" draw:text-style-name="P1" draw:layer="layout" svg:width="3.175cm" svg:height="0.635cm" svg:x="6.085cm" svg:y="11.43cm">
          <text:p/>
        </draw:rect>
        <draw:frame draw:style-name="gr4" draw:text-style-name="P2" draw:layer="layout" svg:width="2.026cm" svg:height="0.78cm" svg:x="5.08cm" svg:y="12.408cm">
          <draw:text-box>
            <text:p><text:span text:style-name="T1">creation</text:span></text:p>
          </draw:text-box>
        </draw:frame>
        <draw:frame draw:style-name="gr5" draw:text-style-name="P8" draw:layer="layout" svg:width="1.882cm" svg:height="0.962cm" svg:x="15.775cm" svg:y="12.408cm">
          <draw:text-box>
            <text:p><text:span text:style-name="T6">last use</text:span></text:p>
          </draw:text-box>
        </draw:frame>
        <draw:frame draw:style-name="gr4" draw:text-style-name="P2" draw:layer="layout" svg:width="2.483cm" svg:height="0.78cm" svg:x="18.85cm" svg:y="12.40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287cm" svg:y="12.408cm">
          <draw:text-box>
            <text:p><text:span text:style-name="T1">collection</text:span></text:p>
          </draw:text-box>
        </draw:frame>
        <draw:rect draw:style-name="gr15" draw:text-style-name="P1" draw:layer="layout" svg:width="2.54cm" svg:height="0.635cm" svg:x="20.055cm" svg:y="11.43cm">
          <text:p/>
        </draw:rect>
        <draw:line draw:style-name="gr8" draw:text-style-name="P1" draw:layer="layout" svg:x1="6.085cm" svg:y1="11.111cm" svg:x2="6.085cm" svg:y2="12.483cm">
          <text:p/>
        </draw:line>
        <draw:line draw:style-name="gr8" draw:text-style-name="P1" draw:layer="layout" svg:x1="9.26cm" svg:y1="11.111cm" svg:x2="9.26cm" svg:y2="12.483cm">
          <text:p/>
        </draw:line>
        <draw:line draw:style-name="gr8" draw:text-style-name="P1" draw:layer="layout" svg:x1="16.88cm" svg:y1="11.111cm" svg:x2="16.88cm" svg:y2="12.483cm">
          <text:p/>
        </draw:line>
        <draw:line draw:style-name="gr8" draw:text-style-name="P1" draw:layer="layout" svg:x1="20.055cm" svg:y1="11.111cm" svg:x2="20.055cm" svg:y2="12.483cm">
          <text:p/>
        </draw:line>
        <draw:line draw:style-name="gr8" draw:text-style-name="P1" draw:layer="layout" svg:x1="22.595cm" svg:y1="11.111cm" svg:x2="22.595cm" svg:y2="12.483cm">
          <text:p/>
        </draw:line>
        <draw:frame draw:style-name="gr9" draw:text-style-name="P4" draw:layer="layout" svg:width="3.838cm" svg:height="0.971cm" svg:x="12.103cm" svg:y="8.89cm">
          <draw:text-box>
            <text:p><text:span text:style-name="T3">actual lifetime</text:span></text:p>
          </draw:text-box>
        </draw:frame>
        <draw:line draw:style-name="gr10" draw:text-style-name="P1" draw:layer="layout" svg:x1="6.034cm" svg:y1="9.868cm" svg:x2="22.671cm" svg:y2="9.868cm">
          <text:p/>
        </draw:line>
        <draw:line draw:style-name="gr10" draw:text-style-name="P1" draw:layer="layout" svg:x1="9.26cm" svg:y1="10.97cm" svg:x2="16.88cm" svg:y2="10.97cm">
          <text:p/>
        </draw:line>
        <draw:frame draw:style-name="gr9" draw:text-style-name="P4" draw:layer="layout" svg:width="4.079cm" svg:height="0.971cm" svg:x="11.165cm" svg:y="10.07cm">
          <draw:text-box>
            <text:p><text:span text:style-name="T3">natural lifetime</text:span></text:p>
          </draw:text-box>
        </draw:frame>
        <draw:frame draw:style-name="gr14" draw:text-style-name="P9" draw:layer="layout" svg:width="2.521cm" svg:height="0.857cm" svg:x="17.28cm" svg:y="10.649cm">
          <draw:text-box>
            <text:p><text:span text:style-name="T7">finalizable</text:span></text:p>
          </draw:text-box>
        </draw:frame>
        <draw:frame draw:style-name="gr14" draw:text-style-name="P10" draw:layer="layout" svg:width="2.403cm" svg:height="0.857cm" svg:x="20.107cm" svg:y="10.649cm">
          <draw:text-box>
            <text:p><text:span text:style-name="T7">collectible</text:span></text:p>
          </draw:text-box>
        </draw:frame>
        <draw:frame draw:style-name="gr14" draw:text-style-name="P11" draw:layer="layout" svg:width="1.996cm" svg:height="0.78cm" svg:x="8.09cm" svg:y="12.421cm">
          <draw:text-box>
            <text:p><text:span text:style-name="T8">first use</text:span></text:p>
          </draw:text-box>
        </draw:frame>
        <draw:rect draw:style-name="gr16" draw:text-style-name="P1" xml:id="id2" draw:id="id2" draw:layer="layout" svg:width="2.54cm" svg:height="0.635cm" svg:x="10.795cm" svg:y="11.43cm">
          <text:p/>
        </draw:rect>
        <draw:rect draw:style-name="gr16" draw:text-style-name="P1" xml:id="id3" draw:id="id3" draw:layer="layout" svg:width="1.905cm" svg:height="0.635cm" svg:x="14.605cm" svg:y="11.429cm">
          <text:p/>
        </draw:rect>
        <draw:frame draw:style-name="gr14" draw:text-style-name="P7" xml:id="id1" draw:id="id1" draw:layer="layout" svg:width="2.932cm" svg:height="0.78cm" svg:x="12.065cm" svg:y="13cm">
          <draw:text-box>
            <text:p><text:span text:style-name="T5">lulls in use</text:span></text:p>
          </draw:text-box>
        </draw:frame>
        <draw:connector draw:style-name="gr17" draw:text-style-name="P1" draw:layer="layout" draw:type="line" svg:x1="13.531cm" svg:y1="13cm" svg:x2="12.065cm" svg:y2="12.065cm" draw:start-shape="id1" draw:start-glue-point="0" draw:end-shape="id2" draw:end-glue-point="2" svg:d="m13531 13000-1466-935">
          <text:p/>
        </draw:connector>
        <draw:connector draw:style-name="gr17" draw:text-style-name="P1" draw:layer="layout" draw:type="line" svg:x1="13.531cm" svg:y1="13cm" svg:x2="15.557cm" svg:y2="12.064cm" draw:start-shape="id1" draw:start-glue-point="0" draw:end-shape="id3" draw:end-glue-point="2" svg:d="m13531 13000 2026-936">
          <text:p/>
        </draw:connector>
        <draw:rect draw:style-name="gr18" draw:text-style-name="P1" draw:layer="layout" svg:width="2.54cm" svg:height="0.635cm" svg:x="14.86cm" svg:y="5.295cm">
          <text:p/>
        </draw:rect>
        <draw:frame draw:style-name="gr19" draw:text-style-name="P12" draw:layer="layout" svg:width="2.47cm" svg:height="1.301cm" svg:x="14.934cm" svg:y="4.081cm">
          <draw:text-box>
            <text:p text:style-name="P1"><text:span text:style-name="T9">Still</text:span></text:p>
            <text:p text:style-name="P1"><text:span text:style-name="T9">Reachable</text:span></text:p>
          </draw:text-box>
        </draw:frame>
        <draw:line draw:style-name="gr8" draw:text-style-name="P1" draw:layer="layout" svg:x1="17.42cm" svg:y1="4.975cm" svg:x2="17.42cm" svg:y2="6.347cm">
          <text:p/>
        </draw:lin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2.371cm" svg:height="0.635cm" svg:x="2.837cm" svg:y="3.81cm">
            <text:p/>
          </draw:rect>
          <draw:rect draw:style-name="gr2" draw:text-style-name="P1" draw:layer="layout" svg:width="0.987cm" svg:height="0.635cm" svg:x="5.208cm" svg:y="3.81cm">
            <text:p/>
          </draw:rect>
          <draw:rect draw:style-name="gr3" draw:text-style-name="P1" draw:layer="layout" svg:width="0.987cm" svg:height="0.635cm" svg:x="1.85cm" svg:y="3.81cm">
            <text:p/>
          </draw:rect>
          <draw:rect draw:style-name="gr15" draw:text-style-name="P1" draw:layer="layout" svg:width="0.79cm" svg:height="0.635cm" svg:x="6.195cm" svg:y="3.81cm">
            <text:p/>
          </draw:rect>
          <draw:line draw:style-name="gr8" draw:text-style-name="P1" draw:layer="layout" svg:x1="1.85cm" svg:y1="3.491cm" svg:x2="1.85cm" svg:y2="4.863cm">
            <text:p/>
          </draw:line>
          <draw:line draw:style-name="gr8" draw:text-style-name="P1" draw:layer="layout" svg:x1="2.838cm" svg:y1="3.491cm" svg:x2="2.838cm" svg:y2="4.863cm">
            <text:p/>
          </draw:line>
          <draw:line draw:style-name="gr8" draw:text-style-name="P1" draw:layer="layout" svg:x1="5.208cm" svg:y1="3.491cm" svg:x2="5.208cm" svg:y2="4.863cm">
            <text:p/>
          </draw:line>
          <draw:line draw:style-name="gr8" draw:text-style-name="P1" draw:layer="layout" svg:x1="6.195cm" svg:y1="3.491cm" svg:x2="6.195cm" svg:y2="4.863cm">
            <text:p/>
          </draw:line>
          <draw:line draw:style-name="gr8" draw:text-style-name="P1" draw:layer="layout" svg:x1="6.985cm" svg:y1="3.491cm" svg:x2="6.985cm" svg:y2="4.863cm">
            <text:p/>
          </draw:line>
        </draw:g>
        <draw:frame draw:style-name="gr9" draw:text-style-name="P4" draw:layer="layout" svg:width="4.346cm" svg:height="0.971cm" svg:x="2.229cm" svg:y="1.27cm">
          <draw:text-box>
            <text:p><text:span text:style-name="T3">actual lifetime 1</text:span></text:p>
          </draw:text-box>
        </draw:frame>
        <draw:line draw:style-name="gr10" draw:text-style-name="P1" draw:layer="layout" svg:x1="1.799cm" svg:y1="2.248cm" svg:x2="7.006cm" svg:y2="2.248cm">
          <text:p/>
        </draw:line>
        <draw:line draw:style-name="gr10" draw:text-style-name="P1" draw:layer="layout" svg:x1="2.825cm" svg:y1="3.35cm" svg:x2="19.437cm" svg:y2="3.35cm">
          <text:p/>
        </draw:line>
        <draw:frame draw:style-name="gr9" draw:text-style-name="P4" draw:layer="layout" svg:width="4.079cm" svg:height="0.971cm" svg:x="9.092cm" svg:y="2.45cm">
          <draw:text-box>
            <text:p><text:span text:style-name="T3">natural lifetime</text:span></text:p>
          </draw:text-box>
        </draw:frame>
        <draw:g>
          <draw:rect draw:style-name="gr1" draw:text-style-name="P1" draw:layer="layout" svg:width="2.371cm" svg:height="0.635cm" svg:x="10.014cm" svg:y="3.81cm">
            <text:p/>
          </draw:rect>
          <draw:rect draw:style-name="gr2" draw:text-style-name="P1" draw:layer="layout" svg:width="0.987cm" svg:height="0.635cm" svg:x="12.385cm" svg:y="3.81cm">
            <text:p/>
          </draw:rect>
          <draw:rect draw:style-name="gr3" draw:text-style-name="P1" draw:layer="layout" svg:width="0.987cm" svg:height="0.635cm" svg:x="9.027cm" svg:y="3.81cm">
            <text:p/>
          </draw:rect>
          <draw:rect draw:style-name="gr15" draw:text-style-name="P1" draw:layer="layout" svg:width="0.79cm" svg:height="0.635cm" svg:x="13.372cm" svg:y="3.81cm">
            <text:p/>
          </draw:rect>
          <draw:line draw:style-name="gr8" draw:text-style-name="P1" draw:layer="layout" svg:x1="9.027cm" svg:y1="3.491cm" svg:x2="9.027cm" svg:y2="4.863cm">
            <text:p/>
          </draw:line>
          <draw:line draw:style-name="gr8" draw:text-style-name="P1" draw:layer="layout" svg:x1="10.015cm" svg:y1="3.491cm" svg:x2="10.015cm" svg:y2="4.863cm">
            <text:p/>
          </draw:line>
          <draw:line draw:style-name="gr8" draw:text-style-name="P1" draw:layer="layout" svg:x1="12.385cm" svg:y1="3.491cm" svg:x2="12.385cm" svg:y2="4.863cm">
            <text:p/>
          </draw:line>
          <draw:line draw:style-name="gr8" draw:text-style-name="P1" draw:layer="layout" svg:x1="13.372cm" svg:y1="3.491cm" svg:x2="13.372cm" svg:y2="4.863cm">
            <text:p/>
          </draw:line>
          <draw:line draw:style-name="gr8" draw:text-style-name="P1" draw:layer="layout" svg:x1="14.162cm" svg:y1="3.491cm" svg:x2="14.162cm" svg:y2="4.863cm">
            <text:p/>
          </draw:line>
        </draw:g>
        <draw:g>
          <draw:rect draw:style-name="gr1" draw:text-style-name="P1" draw:layer="layout" svg:width="2.371cm" svg:height="0.635cm" svg:x="17.139cm" svg:y="3.81cm">
            <text:p/>
          </draw:rect>
          <draw:rect draw:style-name="gr2" draw:text-style-name="P1" draw:layer="layout" svg:width="0.987cm" svg:height="0.635cm" svg:x="19.51cm" svg:y="3.81cm">
            <text:p/>
          </draw:rect>
          <draw:rect draw:style-name="gr3" draw:text-style-name="P1" draw:layer="layout" svg:width="0.987cm" svg:height="0.635cm" svg:x="16.152cm" svg:y="3.81cm">
            <text:p/>
          </draw:rect>
          <draw:rect draw:style-name="gr15" draw:text-style-name="P1" draw:layer="layout" svg:width="0.79cm" svg:height="0.635cm" svg:x="20.497cm" svg:y="3.81cm">
            <text:p/>
          </draw:rect>
          <draw:line draw:style-name="gr8" draw:text-style-name="P1" draw:layer="layout" svg:x1="16.152cm" svg:y1="3.491cm" svg:x2="16.152cm" svg:y2="4.863cm">
            <text:p/>
          </draw:line>
          <draw:line draw:style-name="gr8" draw:text-style-name="P1" draw:layer="layout" svg:x1="17.14cm" svg:y1="3.491cm" svg:x2="17.14cm" svg:y2="4.863cm">
            <text:p/>
          </draw:line>
          <draw:line draw:style-name="gr8" draw:text-style-name="P1" draw:layer="layout" svg:x1="19.51cm" svg:y1="3.491cm" svg:x2="19.51cm" svg:y2="4.863cm">
            <text:p/>
          </draw:line>
          <draw:line draw:style-name="gr8" draw:text-style-name="P1" draw:layer="layout" svg:x1="20.497cm" svg:y1="3.491cm" svg:x2="20.497cm" svg:y2="4.863cm">
            <text:p/>
          </draw:line>
          <draw:line draw:style-name="gr8" draw:text-style-name="P1" draw:layer="layout" svg:x1="21.287cm" svg:y1="3.491cm" svg:x2="21.287cm" svg:y2="4.863cm">
            <text:p/>
          </draw:line>
        </draw:g>
        <draw:frame draw:style-name="gr9" draw:text-style-name="P4" draw:layer="layout" svg:width="4.346cm" svg:height="0.971cm" svg:x="9.43cm" svg:y="1.27cm">
          <draw:text-box>
            <text:p><text:span text:style-name="T3">actual lifetime 2</text:span></text:p>
          </draw:text-box>
        </draw:frame>
        <draw:line draw:style-name="gr10" draw:text-style-name="P1" draw:layer="layout" svg:x1="9cm" svg:y1="2.248cm" svg:x2="14.207cm" svg:y2="2.248cm">
          <text:p/>
        </draw:line>
        <draw:frame draw:style-name="gr9" draw:text-style-name="P4" draw:layer="layout" svg:width="4.346cm" svg:height="0.971cm" svg:x="16.531cm" svg:y="1.27cm">
          <draw:text-box>
            <text:p><text:span text:style-name="T3">actual lifetime 3</text:span></text:p>
          </draw:text-box>
        </draw:frame>
        <draw:line draw:style-name="gr10" draw:text-style-name="P1" draw:layer="layout" svg:x1="16.101cm" svg:y1="2.248cm" svg:x2="21.308cm" svg:y2="2.248cm">
          <text:p/>
        </draw:line>
        <draw:frame draw:style-name="gr14" draw:text-style-name="P13" draw:layer="layout" svg:width="1.679cm" svg:height="0.721cm" svg:x="7.439cm" svg:y="4.445cm">
          <draw:text-box>
            <text:p><text:span text:style-name="T10">reload</text:span></text:p>
          </draw:text-box>
        </draw:frame>
        <draw:frame draw:style-name="gr14" draw:text-style-name="P13" draw:layer="layout" svg:width="1.679cm" svg:height="0.721cm" svg:x="14.576cm" svg:y="4.445cm">
          <draw:text-box>
            <text:p><text:span text:style-name="T10">reload</text:span></text:p>
          </draw:text-box>
        </draw:frame>
        <draw:frame draw:style-name="gr14" draw:text-style-name="P13" draw:layer="layout" svg:width="1.302cm" svg:height="0.721cm" svg:x="0.6cm" svg:y="4.445cm">
          <draw:text-box>
            <text:p><text:span text:style-name="T10">load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8-24T15:32:29</meta:creation-date>
    <meta:editing-duration>P2DT38S</meta:editing-duration>
    <meta:editing-cycles>23</meta:editing-cycles>
    <dc:date>2011-05-25T22:32:07</dc:date>
    <meta:generator>OpenOffice.org/3.3$Unix OpenOffice.org_project/330m20$Build-9567</meta:generator>
    <meta:document-statistic meta:object-count="114"/>
  </office:meta>
</office:document-meta>
</file>